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6935" officeooo:paragraph-rsid="00036935"/>
    </style:style>
    <style:style style:name="P2" style:family="paragraph" style:parent-style-name="Standard">
      <style:text-properties officeooo:rsid="00036935" officeooo:paragraph-rsid="00036935"/>
    </style:style>
    <style:style style:name="P3" style:family="paragraph" style:parent-style-name="Standard">
      <style:text-properties officeooo:rsid="0009a54f" officeooo:paragraph-rsid="0009a54f"/>
    </style:style>
    <style:style style:name="T1" style:family="text">
      <style:text-properties officeooo:rsid="0004b196"/>
    </style:style>
    <style:style style:name="T2" style:family="text">
      <style:text-properties officeooo:rsid="00078dc7"/>
    </style:style>
    <style:style style:name="T3" style:family="text">
      <style:text-properties officeooo:rsid="000879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scéance 1</text:p>
      <text:p text:style-name="P1"/>
      <text:p text:style-name="P1">Nous avons installé l'IDE Arduino et les pilotes de la carte Arduino OK!</text:p>
      <text:p text:style-name="P1">Mise en place d'un G<text:span text:style-name="T2">ithub</text:span> pour partager le code et le projet OK!</text:p>
      <text:p text:style-name="P1">Test de contrôle LED <text:span text:style-name="T3">intégrée à l'</text:span>Arduino OK !</text:p>
      <text:p text:style-name="P1">Acquisition de données du capteur de pression et affichage dans le moniteur serie OK !</text:p>
      <text:p text:style-name="P1"><text:span text:style-name="T3">R</text:span>eception en JAVA des messages série émis par l'Arduino et reception des messages emis depuis JAVA <text:span text:style-name="T3">par l'Arduino </text:span>avec la l'<text:span text:style-name="T3">API</text:span> JserialComm OK!</text:p>
      <text:p text:style-name="P1"/>
      <text:p text:style-name="P3">Nous allons donc pouvoir développer une application PC permettant de visionner les valeurs des capteurs de pression. Elle permettra de calculer la position du centre de gravité et en déduire la qualité de l'assise par rapport a la position recommandée. Les calculs se feront à partir de l'empatement de la chaise et des valeurs données par les capteurs de force. L'interface utilisateur devrait permettre de visualiser la position du centre de gravité afin d'ajuster facilement l'assise.</text:p>
      <text:p text:style-name="P1"/>
      <text:p text:style-name="P1">Recherche de capteurs de pression utilisable sur une chaise:</text:p>
      <text:p text:style-name="P1">-Capteur de pression 50kg pour pese personne avec amplificateur <text:span text:style-name="T1">pour le connecter à l'arduin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9M10S</meta:editing-duration>
    <meta:editing-cycles>8</meta:editing-cycles>
    <meta:generator>LibreOffice/5.1.5.2$Windows_x86 LibreOffice_project/7a864d8825610a8c07cfc3bc01dd4fce6a9447e5</meta:generator>
    <dc:date>2017-01-11T17:26:23.063000000</dc:date>
    <meta:document-statistic meta:table-count="0" meta:image-count="0" meta:object-count="0" meta:page-count="1" meta:paragraph-count="9" meta:word-count="176" meta:character-count="1073" meta:non-whitespace-character-count="906"/>
    <meta:user-defined meta:name="Info 1"/>
    <meta:user-defined meta:name="Info 2"/>
    <meta:user-defined meta:name="Info 3"/>
    <meta:user-defined meta:name="Info 4"/>
  </office:meta>
</office:document-meta>
</file>